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appMessages.getFormattedString( final String theKey , final Object th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appMessages.Webapp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appMessages.getFormattedString( final String theKey , final Object [ ] the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appMessages.getString( final String the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